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447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5.857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gift_trait_name</text:p>
          </table:table-cell>
          <table:table-cell table:style-name="ce1" office:value-type="string" calcext:value-type="string">
            <text:p>try_trait_id</text:p>
          </table:table-cell>
          <table:table-cell table:style-name="ce1" office:value-type="string" calcext:value-type="string">
            <text:p>try_trait_name</text:p>
          </table:table-cell>
          <table:table-cell table:style-name="ce1" office:value-type="string" calcext:value-type="string">
            <text:p>identical</text:p>
          </table:table-cell>
          <table:table-cell table:style-name="ce1" office:value-type="string" calcext:value-type="string">
            <text:p>similar</text:p>
          </table:table-cell>
          <table:table-cell table:style-name="ce1" office:value-type="string" calcext:value-type="string">
            <text:p>comments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Woodiness_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lant woodi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ot_length_min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tem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measure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ot_length_max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tem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measure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offers very noisy growth form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1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Plant growth form simple consolidat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1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Plant growth form detailed consolid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growth form is simp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offers very noisy growth form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2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Plant growth form simple consolid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2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Plant growth form detailed consolidat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phyte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growth form is much more diverse than only epiphy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phyte_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lant life form (Raunkiaer life form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life form is much more diverse than only epiphy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phyte_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growth form is much more diverse than only epiphy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phyte_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lant life form (Raunkiaer life form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life form is much more diverse than only epiphy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mber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growth form is much more diverse than only climber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mber_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growth form is much more diverse than only climber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site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growth form is much more diverse than only parasi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in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in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lant height gener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ax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ax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lant height gener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ean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ean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lant height gener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quatic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BH_m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BH_ma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BH_me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ot_orientatio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cycle_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ecause TRY lifespan isn’t standardized some datasets give plant categ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span_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ecause TRY lifespan isn’t standardized some datasets give lifespan in yea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_form_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lant life form (Raunkiaer life form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life form data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_form_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lant life form (Raunkiaer life form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life form data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iduousness_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af phenology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f_fertilization_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Flower insemination autogamous or xenogamou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fertilization has more lev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length_m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length_ma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length_mea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width_min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eed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width_max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eed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width_mean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eed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height_min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eed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height_max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eed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length_min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rui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length_max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rui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length_mean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rui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width_mi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width_max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width_mea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height_mi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height_max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height_mea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type_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uit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hiscence_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Fruit dehiscence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dryness_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uit 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 certain DataName values this trait also codes for fleshi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volume_min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Seed volu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volume_max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Seed volu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volume_mean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Seed volu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mass_m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ed dry 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mass_max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ed dry 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mass_mea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ed dry 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mass_measure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ed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ocarpy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Plant mono/poly carpi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colou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lower col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colour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Fruit/seed col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Inflorescence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_length_min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Inflorescence length (height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_length_max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Inflorescence length (height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length_min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Flower corolla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length_max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Flower corolla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width_mi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width_max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ersal_syndrome_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spersal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ersal_syndrome_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spersal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oduction_sexual_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lower se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oduction_asexual_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Plant clonal growth for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oduction_asexual_2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Plant vegetative reproduction: clonal growth org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lination_syndrome_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lination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lination_syndrome_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lination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lination_syndrome_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lination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ing_star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ing_start</text:p>
          </table:table-cell>
          <table:table-cell office:value-type="float" office:value="2956" calcext:value-type="float">
            <text:p>2956</text:p>
          </table:table-cell>
          <table:table-cell office:value-type="string" calcext:value-type="string">
            <text:p>Flower onset of flowering (first flowering date, flowering beginning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ing_end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ing_star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ing_end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s_per_frui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Seed number per dispersal un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trait meaning is uncl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in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Leaf area per leaf dry mass (specific leaf area, SLA or 1/LMA) petiole, rhachis and midrib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in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Leaf area per leaf dry mass (specific leaf area, SLA or 1/LMA): petiole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in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Leaf area per leaf dry mass (specific leaf area, SLA or 1/LMA): petiole in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in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Leaf area per leaf dry mass (specific leaf area, SLA or 1/LMA): undefined if petiole is in- or exc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ax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Leaf area per leaf dry mass (specific leaf area, SLA or 1/LMA) petiole, rhachis and midrib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ax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Leaf area per leaf dry mass (specific leaf area, SLA or 1/LMA): petiole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ax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Leaf area per leaf dry mass (specific leaf area, SLA or 1/LMA): petiole in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ax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Leaf area per leaf dry mass (specific leaf area, SLA or 1/LMA): undefined if petiole is in- or exc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n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Leaf area per leaf dry mass (specific leaf area, SLA or 1/LMA) petiole, rhachis and midrib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n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Leaf area per leaf dry mass (specific leaf area, SLA or 1/LMA): petiole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n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Leaf area per leaf dry mass (specific leaf area, SLA or 1/LMA): petiole in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n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Leaf area per leaf dry mass (specific leaf area, SLA or 1/LMA): undefined if petiole is in- or exc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ivor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reports carnivory in this trait in some ca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ivory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lant nutrition mode (heterotroph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is TRY traits reflects nutrition mode more wide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form_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eaf sha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margin_1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Leaf margin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pines_1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Leaf emergences (pubescence, pruinescence, hairs, spines, thorn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thorns_1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Leaf emergences (pubescence, pruinescence, hairs, spines, thorn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arrangem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af distribution along the shoot axis (arrangement type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ccule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trait is less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otosynthetic_pathw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af photosynthesis path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D_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m specific density (SSD) or wood density (stem dry mass per stem fresh volum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D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m specific density (SSD) or wood density (stem dry mass per stem fresh volum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D_me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m specific density (SSD) or wood density (stem dry mass per stem fresh volum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Leaf area (in case of compound leaves: leaf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Leaf area (in case of compound leaves: leaflet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Leaf area (in case of compound leaves: leaf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Leaf area (in case of compound leaves: leaflet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Leaf area (in case of compound leaves: leaf, undefined if petiole in- or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Leaf area (in case of compound leaves: leaflet, undefined if petiole is in- or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Leaf area (in case of compound leaves undefined if leaf or leaflet, undefined if petiole is in- or 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trogen_fix_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nt nitrogen(N) fixation capac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i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in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ax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ax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ea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ean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width_mi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width_max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width_mea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thickness_m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af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thickness_max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af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thickness_mea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af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DMC_mi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af dry mass per leaf fresh mass (leaf dry matter content, LDMC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DMC_max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af dry mass per leaf fresh mass (leaf dry matter content, LDMC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DMC_mea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af dry mass per leaf fresh mass (leaf dry matter content, LDMC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omosome_number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pecies genotype: chromosome numb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oidy_leve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pecies genotype: chromosome ploid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vational_range_mi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pecies occurrence range: elevation ran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vational_range_max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pecies occurrence range: elevation ran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vational_range_mea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pecies occurrence range: elevation ran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drock_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itat_1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Species habitat characterization: vegetation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ycorrhiza_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ycorrhiza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ens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Plant defence mechanisms: physic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more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ense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Plant defence mechanisms: chemic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more specific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A1:Sheet1.F1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 style:data-style-name="N2" text:time-value="17:59:02.1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tthias Grenié</meta:initial-creator>
    <meta:creation-date>2022-07-11T17:43:37.640889738</meta:creation-date>
    <dc:date>2023-10-30T18:02:04.223000000</dc:date>
    <meta:editing-duration>PT2H53M26S</meta:editing-duration>
    <meta:editing-cycles>48</meta:editing-cycles>
    <meta:generator>LibreOffice/7.6.2.1$Windows_X86_64 LibreOffice_project/56f7684011345957bbf33a7ee678afaf4d2ba333</meta:generator>
    <meta:document-statistic meta:table-count="1" meta:cell-count="851" meta:object-count="0"/>
  </office:meta>
</office:document-meta>
</file>